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officeooo:rsid="0002909d" officeooo:paragraph-rsid="0002909d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style:text-underline-style="none" officeooo:rsid="000194e8" officeooo:paragraph-rsid="000194e8"/>
    </style:style>
    <style:style style:name="P5" style:family="paragraph" style:parent-style-name="Standard">
      <style:text-properties style:text-underline-style="none" officeooo:rsid="0002909d" officeooo:paragraph-rsid="0002909d"/>
    </style:style>
    <style:style style:name="P6" style:family="paragraph" style:parent-style-name="Standard">
      <style:text-properties style:text-underline-style="none" officeooo:rsid="00046aed" officeooo:paragraph-rsid="00046aed"/>
    </style:style>
    <style:style style:name="P7" style:family="paragraph" style:parent-style-name="Standard">
      <style:text-properties style:text-underline-style="none" officeooo:rsid="0002909d" officeooo:paragraph-rsid="000290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éance 1 :</text:p>
      <text:p text:style-name="P3"/>
      <text:p text:style-name="P3">Etude du cahier des charges.</text:p>
      <text:p text:style-name="P3"/>
      <text:p text:style-name="P3">Mise en place d'un MCD et d'un MLD.</text:p>
      <text:p text:style-name="P3"/>
      <text:p text:style-name="P3">Création d'un diagramme des cas d'utilisation.</text:p>
      <text:p text:style-name="P3"/>
      <text:p text:style-name="P3"/>
      <text:p text:style-name="P4">13/09/2017 (inter séance) : Mise en place de l’outil de travail en groupe à distance git avec github.</text:p>
      <text:p text:style-name="P4"/>
      <text:p text:style-name="P2">Séance 2 :</text:p>
      <text:p text:style-name="P5"/>
      <text:p text:style-name="P6">Choix des pages à créer, leur aspect et de leurs fonctionnalités.</text:p>
      <text:p text:style-name="P6"/>
      <text:p text:style-name="P6">Mise en place de la base de donnée.</text:p>
      <text:p text:style-name="P5"/>
      <text:p text:style-name="P6">Création de la page d’accueil et des premières vues.</text:p>
      <text:p text:style-name="P6"/>
      <text:p text:style-name="P6">Début du contrôleur de login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go schweitzer</meta:initial-creator>
    <meta:creation-date>2017-09-13T17:04:36.90</meta:creation-date>
    <dc:date>2017-09-20T18:52:05.397000000</dc:date>
    <meta:editing-duration>PT3H44M33S</meta:editing-duration>
    <meta:editing-cycles>4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10" meta:word-count="76" meta:character-count="411" meta:non-whitespace-character-count="345"/>
  </office:meta>
</office:document-meta>
</file>